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rther Features</text:p>
      <text:p text:style-name="P2"/>
      <text:p text:style-name="P2">-Walls when you click the corners and the wall sites are automatically created - started</text:p>
      <text:p text:style-name="P2">-Workers automatically move to the nearest site – started</text:p>
      <text:p text:style-name="P2">-Unit and building death - done</text:p>
      <text:p text:style-name="P2">-diplomacy </text:p>
      <text:p text:style-name="P2"><text:tab/>-Create in game menu</text:p>
      <text:p text:style-name="P2">-Save game</text:p>
      <text:p text:style-name="P2"><text:tab/>-Finish in game menu and create save files</text:p>
      <text:p text:style-name="P2">-Create battlefield map</text:p>
      <text:p text:style-name="P2"/>
      <text:p text:style-name="P2">-Main menu</text:p>
      <text:p text:style-name="P2"><text:tab/>-Load game</text:p>
      <text:p text:style-name="P2"><text:tab/><text:tab/>-Create load mechanism</text:p>
      <text:p text:style-name="P2"><text:tab/>-New game</text:p>
      <text:p text:style-name="P2"><text:tab/><text:tab/>-Launch server and client </text:p>
      <text:p text:style-name="P2">-AI </text:p>
      <text:p text:style-name="P2"><text:tab/>-Add AI in menu</text:p>
      <text:p text:style-name="P2"><text:tab/>-Create AI </text:p>
      <text:p text:style-name="P2">-Better textur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6-09-19T09:49:42.40</meta:creation-date>
    <dc:date>2016-09-27T22:09:00.19</dc:date>
    <dc:creator>Harry Martin</dc:creator>
    <meta:editing-duration>PT7H40M56S</meta:editing-duration>
    <meta:editing-cycles>11</meta:editing-cycles>
    <meta:generator>OpenOffice/4.1.2$Win32 OpenOffice.org_project/412m3$Build-9782</meta:generator>
    <meta:document-statistic meta:table-count="0" meta:image-count="0" meta:object-count="0" meta:page-count="1" meta:paragraph-count="18" meta:word-count="72" meta:character-count="432"/>
  </office:meta>
</office:document-meta>
</file>